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9d3" officeooo:paragraph-rsid="001e3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vvvvv vvv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4:03:35.790357061</meta:creation-date>
    <dc:date>2022-12-20T14:03:47.845115276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